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0.694cm" fo:margin-left="2.013cm" table:align="left"/>
    </style:style>
    <style:style style:name="Tabla1.A" style:family="table-column">
      <style:table-column-properties style:column-width="4.807cm"/>
    </style:style>
    <style:style style:name="Tabla1.B" style:family="table-column">
      <style:table-column-properties style:column-width="2.778cm"/>
    </style:style>
    <style:style style:name="Tabla1.C" style:family="table-column">
      <style:table-column-properties style:column-width="3.1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3" style:family="table-row">
      <style:table-row-properties style:min-row-height="0.73cm"/>
    </style:style>
    <style:style style:name="Tabla1.A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0e302e"/>
    </style:style>
    <style:style style:name="P2" style:family="paragraph" style:parent-style-name="Standard">
      <style:paragraph-properties fo:margin-top="0.201cm" fo:margin-bottom="0.201cm" loext:contextual-spacing="false" fo:line-height="100%" fo:text-align="justify" style:justify-single-word="false"/>
      <style:text-properties officeooo:rsid="000e302e" officeooo:paragraph-rsid="000e302e"/>
    </style:style>
    <style:style style:name="P3" style:family="paragraph" style:parent-style-name="Standard" style:list-style-name="L3">
      <style:paragraph-properties fo:margin-top="0.201cm" fo:margin-bottom="0.201cm" loext:contextual-spacing="false" fo:line-height="100%" fo:text-align="justify" style:justify-single-word="false"/>
      <style:text-properties officeooo:rsid="000fa746" officeooo:paragraph-rsid="000fed46"/>
    </style:style>
    <style:style style:name="P4" style:family="paragraph" style:parent-style-name="Standard" style:list-style-name="L3">
      <style:paragraph-properties fo:margin-top="0.201cm" fo:margin-bottom="0.201cm" loext:contextual-spacing="false" fo:line-height="100%" fo:text-align="justify" style:justify-single-word="false"/>
      <style:text-properties officeooo:rsid="000fed46" officeooo:paragraph-rsid="000fed46"/>
    </style:style>
    <style:style style:name="P5" style:family="paragraph" style:parent-style-name="Standard" style:list-style-name="L3">
      <style:paragraph-properties fo:margin-top="0.201cm" fo:margin-bottom="0.201cm" loext:contextual-spacing="false" fo:line-height="100%" fo:text-align="justify" style:justify-single-word="false"/>
      <style:text-properties officeooo:rsid="00113ed7" officeooo:paragraph-rsid="00113ed7"/>
    </style:style>
    <style:style style:name="P6" style:family="paragraph" style:parent-style-name="Standard" style:list-style-name="L3">
      <style:paragraph-properties fo:margin-top="0.201cm" fo:margin-bottom="0.201cm" loext:contextual-spacing="false" fo:line-height="100%" fo:text-align="justify" style:justify-single-word="false"/>
      <style:text-properties officeooo:rsid="001293e6" officeooo:paragraph-rsid="001293e6"/>
    </style:style>
    <style:style style:name="P7" style:family="paragraph" style:parent-style-name="Standard" style:list-style-name="L3">
      <style:paragraph-properties fo:margin-top="0.201cm" fo:margin-bottom="0.201cm" loext:contextual-spacing="false" fo:line-height="100%" fo:text-align="justify" style:justify-single-word="false"/>
      <style:text-properties officeooo:rsid="001293e6" officeooo:paragraph-rsid="0014220b"/>
    </style:style>
    <style:style style:name="P8" style:family="paragraph" style:parent-style-name="Standard">
      <style:paragraph-properties fo:margin-top="0.201cm" fo:margin-bottom="0.201cm" loext:contextual-spacing="false" fo:line-height="100%" fo:text-align="justify" style:justify-single-word="false"/>
      <style:text-properties officeooo:rsid="000d4627" officeooo:paragraph-rsid="000d4627"/>
    </style:style>
    <style:style style:name="P9" style:family="paragraph" style:parent-style-name="Standard" style:list-style-name="L3">
      <style:paragraph-properties fo:margin-top="0.201cm" fo:margin-bottom="0.201cm" loext:contextual-spacing="false" fo:line-height="100%" fo:text-align="justify" style:justify-single-word="false"/>
      <style:text-properties officeooo:paragraph-rsid="00113ed7"/>
    </style:style>
    <style:style style:name="P10" style:family="paragraph" style:parent-style-name="Standard" style:list-style-name="L3">
      <style:paragraph-properties fo:margin-top="0.201cm" fo:margin-bottom="0.201cm" loext:contextual-spacing="false" fo:line-height="100%" fo:text-align="justify" style:justify-single-word="false"/>
      <style:text-properties officeooo:paragraph-rsid="001293e6"/>
    </style:style>
    <style:style style:name="P11" style:family="paragraph" style:parent-style-name="Standard" style:list-style-name="L3">
      <style:paragraph-properties fo:margin-top="0.201cm" fo:margin-bottom="0.201cm" loext:contextual-spacing="false" fo:line-height="100%" fo:text-align="justify" style:justify-single-word="false"/>
      <style:text-properties officeooo:paragraph-rsid="0014220b"/>
    </style:style>
    <style:style style:name="P12" style:family="paragraph" style:parent-style-name="Standard" style:list-style-name="L3">
      <style:paragraph-properties fo:margin-top="0.201cm" fo:margin-bottom="0.201cm" loext:contextual-spacing="false" fo:line-height="100%" fo:text-align="justify" style:justify-single-word="false"/>
      <style:text-properties officeooo:paragraph-rsid="0016a730"/>
    </style:style>
    <style:style style:name="P13" style:family="paragraph" style:parent-style-name="Standard" style:list-style-name="L3">
      <style:paragraph-properties fo:margin-top="0.201cm" fo:margin-bottom="0.201cm" loext:contextual-spacing="false" fo:line-height="100%" fo:text-align="justify" style:justify-single-word="false"/>
      <style:text-properties officeooo:paragraph-rsid="0018bad8"/>
    </style:style>
    <style:style style:name="P14" style:family="paragraph" style:parent-style-name="Standard" style:list-style-name="L3">
      <style:paragraph-properties fo:margin-top="0.201cm" fo:margin-bottom="0.201cm" loext:contextual-spacing="false" fo:line-height="100%" fo:text-align="justify" style:justify-single-word="false"/>
      <style:text-properties officeooo:rsid="0014220b" officeooo:paragraph-rsid="001510f0"/>
    </style:style>
    <style:style style:name="P15" style:family="paragraph" style:parent-style-name="Standard">
      <style:paragraph-properties fo:margin-top="0.201cm" fo:margin-bottom="0.201cm" loext:contextual-spacing="false" fo:line-height="100%" fo:text-align="justify" style:justify-single-word="false"/>
      <style:text-properties officeooo:rsid="0014220b" officeooo:paragraph-rsid="00180f2f"/>
    </style:style>
    <style:style style:name="P16" style:family="paragraph" style:parent-style-name="Standard" style:list-style-name="L3">
      <style:paragraph-properties fo:margin-top="0.201cm" fo:margin-bottom="0.201cm" loext:contextual-spacing="false" fo:line-height="100%" fo:text-align="justify" style:justify-single-word="false"/>
      <style:text-properties officeooo:rsid="00163bc7" officeooo:paragraph-rsid="00163bc7"/>
    </style:style>
    <style:style style:name="P17" style:family="paragraph" style:parent-style-name="Standard" style:list-style-name="L3">
      <style:paragraph-properties fo:margin-top="0.201cm" fo:margin-bottom="0.201cm" loext:contextual-spacing="false" fo:line-height="100%" fo:text-align="justify" style:justify-single-word="false"/>
      <style:text-properties officeooo:rsid="0016a730" officeooo:paragraph-rsid="0016a730"/>
    </style:style>
    <style:style style:name="P18" style:family="paragraph" style:parent-style-name="Standard">
      <style:paragraph-properties fo:margin-top="0.201cm" fo:margin-bottom="0.201cm" loext:contextual-spacing="false" fo:line-height="100%" fo:text-align="justify" style:justify-single-word="false"/>
      <style:text-properties officeooo:rsid="0016a730" officeooo:paragraph-rsid="0016a730"/>
    </style:style>
    <style:style style:name="P19" style:family="paragraph" style:parent-style-name="Standard" style:list-style-name="L3">
      <style:paragraph-properties fo:margin-top="0.201cm" fo:margin-bottom="0.201cm" loext:contextual-spacing="false" fo:line-height="100%" fo:text-align="justify" style:justify-single-word="false"/>
      <style:text-properties officeooo:rsid="0018bad8" officeooo:paragraph-rsid="0018bad8"/>
    </style:style>
    <style:style style:name="P20" style:family="paragraph" style:parent-style-name="Standard" style:list-style-name="L3">
      <style:paragraph-properties fo:margin-top="0.201cm" fo:margin-bottom="0.201cm" loext:contextual-spacing="false" fo:line-height="100%" fo:text-align="justify" style:justify-single-word="false"/>
      <style:text-properties officeooo:rsid="0019dfd5" officeooo:paragraph-rsid="0019dfd5"/>
    </style:style>
    <style:style style:name="P21" style:family="paragraph" style:parent-style-name="Standard" style:list-style-name="L3">
      <style:paragraph-properties fo:margin-top="0.201cm" fo:margin-bottom="0.201cm" loext:contextual-spacing="false" fo:line-height="100%" fo:text-align="justify" style:justify-single-word="false"/>
      <style:text-properties officeooo:rsid="0019e786" officeooo:paragraph-rsid="0019e786"/>
    </style:style>
    <style:style style:name="P22" style:family="paragraph" style:parent-style-name="Table_20_Contents">
      <style:paragraph-properties fo:text-align="center" style:justify-single-word="false"/>
      <style:text-properties officeooo:rsid="0016a730" officeooo:paragraph-rsid="0016a730"/>
    </style:style>
    <style:style style:name="P23" style:family="paragraph" style:parent-style-name="Table_20_Contents">
      <style:paragraph-properties fo:text-align="justify" style:justify-single-word="false"/>
      <style:text-properties officeooo:rsid="00180f2f" officeooo:paragraph-rsid="00180f2f"/>
    </style:style>
    <style:style style:name="P24" style:family="paragraph" style:parent-style-name="Table_20_Contents">
      <style:paragraph-properties fo:text-align="end" style:justify-single-word="false"/>
      <style:text-properties officeooo:rsid="00180f2f" officeooo:paragraph-rsid="00180f2f"/>
    </style:style>
    <style:style style:name="T1" style:family="text">
      <style:text-properties fo:language="es" fo:country="EC" fo:font-weight="bold" style:font-weight-asian="bold" style:font-weight-complex="bold"/>
    </style:style>
    <style:style style:name="T2" style:family="text">
      <style:text-properties fo:language="es" fo:country="EC" fo:font-weight="bold" officeooo:rsid="000e302e" style:font-weight-asian="bold" style:font-weight-complex="bold"/>
    </style:style>
    <style:style style:name="T3" style:family="text">
      <style:text-properties fo:language="es" fo:country="EC" style:text-underline-style="solid" style:text-underline-width="auto" style:text-underline-color="font-color" fo:font-weight="bold" style:font-weight-asian="bold" style:font-weight-complex="bold"/>
    </style:style>
    <style:style style:name="T4" style:family="text">
      <style:text-properties fo:language="es" fo:country="EC" style:text-underline-style="solid" style:text-underline-width="auto" style:text-underline-color="font-color" fo:font-weight="bold" officeooo:rsid="000e302e" style:font-weight-asian="bold" style:font-weight-complex="bold"/>
    </style:style>
    <style:style style:name="T5" style:family="text">
      <style:text-properties officeooo:rsid="000fa746"/>
    </style:style>
    <style:style style:name="T6" style:family="text">
      <style:text-properties officeooo:rsid="000fed46"/>
    </style:style>
    <style:style style:name="T7" style:family="text">
      <style:text-properties officeooo:rsid="00113ed7"/>
    </style:style>
    <style:style style:name="T8" style:family="text">
      <style:text-properties officeooo:rsid="001293e6"/>
    </style:style>
    <style:style style:name="T9" style:family="text">
      <style:text-properties officeooo:rsid="0014220b"/>
    </style:style>
    <style:style style:name="T10" style:family="text">
      <style:text-properties officeooo:rsid="001510f0"/>
    </style:style>
    <style:style style:name="T11" style:family="text">
      <style:text-properties officeooo:rsid="00163bc7"/>
    </style:style>
    <style:style style:name="T12" style:family="text">
      <style:text-properties officeooo:rsid="0016a730"/>
    </style:style>
    <style:style style:name="T13" style:family="text">
      <style:text-properties officeooo:rsid="00180f2f"/>
    </style:style>
    <style:style style:name="T14" style:family="text">
      <style:text-properties officeooo:rsid="0018bad8"/>
    </style:style>
    <style:style style:name="T15" style:family="text">
      <style:text-properties officeooo:rsid="0019df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diante el presente documento se detalla algunas de las principales actividades que realiza Linkotel <text:span text:style-name="T5">S.A., mediante una entrevista realizada a</text:span> <text:span text:style-name="T5">al jefe de operadores el Ing. Francisco Estupiñan.</text:span></text:p>
      <text:list xml:id="list4154244742" text:style-name="L3">
        <text:list-item>
          <text:p text:style-name="P3">OPERACIONES</text:p>
          <text:p text:style-name="P3">Linkotel S.A. actualmente esta centrando sus actividades en ofrecer servicios de telefonía fija, <text:span text:style-name="T6">mediante el uso de conexiones a internet, sin contar con una red propia para establecer dichas conexiones.</text:span></text:p>
          <text:p text:style-name="P4">Linkotel S.A. al formar parte del grupo Telconet esta utilizando las redes ya establecidas recientemente por Netlife para poder establecer sus conexiones telefónicas, así reduce costos de instalación de redes propias.</text:p>
        </text:list-item>
        <text:list-item>
          <text:p text:style-name="P4">VENTAS</text:p>
          <text:p text:style-name="P5">Actualmente Linkotel S.A. no cuenta con un departamento dedicado a las ventas, todas las ventas propias son enteramente realizadas mediante la pagina web.</text:p>
          <text:p text:style-name="P9"><text:span text:style-name="T7">Adicional a esta forma de venta Linkotel trabaja de forma conjunta con Telconet </text:span><text:span text:style-name="T8">para la instalación de grandes empresas </text:span><text:span text:style-name="T7">y con Netlife </text:span><text:span text:style-name="T8">trabajan para la instalaciones residenciales de telefonía fija</text:span><text:span text:style-name="T7"> de la siguiente forma:</text:span></text:p>
          <text:list>
            <text:list-item>
              <text:p text:style-name="P5">Telconet</text:p>
              <text:list>
                <text:list-item>
                  <text:p text:style-name="P10"><text:span text:style-name="T7">Telconet promociona su servicio de </text:span><text:span text:style-name="T8">telefonía</text:span><text:span text:style-name="T7"> mediante voz IP, </text:span><text:span text:style-name="T8">intercomunicación</text:span><text:span text:style-name="T7">, centrales </text:span><text:span text:style-name="T8">telefónicas</text:span><text:span text:style-name="T7">, </text:span><text:span text:style-name="T8">etc.</text:span></text:p>
                </text:list-item>
                <text:list-item>
                  <text:p text:style-name="P10"><text:span text:style-name="T7">Cuando un requerimiento </text:span><text:span text:style-name="T8">es solicitado</text:span><text:span text:style-name="T7">, Telconet es la encargada de establecer el nodo de conexión y dejar instalado los puntos de red solicitados por el cliente.</text:span></text:p>
                </text:list-item>
                <text:list-item>
                  <text:p text:style-name="P6">En un plazo máximo de 7 días, los técnicos de Linkotel son los encargados de establecer todas las conexiones mediante software y si la visita de los técnicos es requerida, son enviados inmediatamente.</text:p>
                </text:list-item>
                <text:list-item>
                  <text:p text:style-name="P10"><text:span text:style-name="T8">Solo cuando los técnicos de Linkotel son requeridos, se realiza un análisis cuantificador de los equipos requeridos para el cliente, solo en este punto son requeridos dichos equipos a los proveedores.</text:span></text:p>
                </text:list-item>
              </text:list>
            </text:list-item>
            <text:list-item>
              <text:p text:style-name="P6">Netlife</text:p>
              <text:list>
                <text:list-item>
                  <text:p text:style-name="P7"><text:span text:style-name="T9">E</text:span>n el caso de Netlife, Linkotel realiza capacitaciones con los operadores para que realicen dichas instalaciones en el momento que se <text:span text:style-name="T9">requieran.</text:span></text:p>
                </text:list-item>
                <text:list-item>
                  <text:p text:style-name="P11"><text:span text:style-name="T9">L</text:span><text:span text:style-name="T8">a </text:span><text:span text:style-name="T9">instalación</text:span><text:span text:style-name="T8"> de los equipos </text:span><text:span text:style-name="T9">corren a cargo </text:span><text:span text:style-name="T8">de Netlife, debido a que el mismo Router que proporciona internet </text:span><text:span text:style-name="T9">al </text:span><text:span text:style-name="T8">cliente </text:span><text:span text:style-name="T9">también</text:span><text:span text:style-name="T8"> sirve como Gateway para </text:span><text:span text:style-name="T9">telefonía</text:span><text:span text:style-name="T8"> fija.</text:span></text:p>
                </text:list-item>
                <text:list-item>
                  <text:p text:style-name="P7"><text:span text:style-name="T9">Los </text:span>técnicos de Linkotel son los encargados de establecer todas las conexiones mediante software.</text:p>
                  <text:p text:style-name="P7"/>
                </text:list-item>
              </text:list>
            </text:list-item>
          </text:list>
        </text:list-item>
        <text:list-item>
          <text:p text:style-name="P14"><text:soft-page-break/>INVENTARIOS</text:p>
          <text:p text:style-name="P14"><text:span text:style-name="T5">Linkotel </text:span><text:span text:style-name="T10">S.A.</text:span><text:span text:style-name="T5"> no cuenta con un sistema de inventario, </text:span><text:span text:style-name="T10">lo que ellos realizan es cuantificar directamente con el cliente los equipos necesarios que se requieren, una vez establecido dicha cantidad ellos proceden a realizar un pedido a su único proveedor.</text:span></text:p>
          <text:p text:style-name="P14"><text:span text:style-name="T10">Todos los equipos adquiridos son de la marca GrandStream, </text:span><text:span text:style-name="T11">marca que actualmente ha ganado un espacio en el mercado por su eficiencia a un precio razonable.</text:span><text:span text:style-name="T10"> </text:span></text:p>
          <text:p text:style-name="P16">En cuanto al resto de manejo de equipos solicitantes no son necesarios porque los equipos ya los provee las compañías asociadas a Linkotel, como es el caso de Netlife en la que el Router que ellos proveen ya tiene un Gateway interno que facilita el uso de una conexión a telefonía fija mediante voz IP.</text:p>
          <text:p text:style-name="P16">Debido a este manejo la cantidad de inventario que se maneja es la mínima, reduciendo así costos de bodegaje, de invertir en un sistema de manejo de inventario y otros costos para mantener dicho inventario.</text:p>
          <text:list>
            <text:list-item>
              <text:p text:style-name="P17">Equipos recurrentes utilizados</text:p>
            </text:list-item>
          </text:list>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P22">Equipo</text:p>
          </table:table-cell>
          <table:table-cell table:style-name="Tabla1.A1" office:value-type="string">
            <text:p text:style-name="P22">Costo</text:p>
          </table:table-cell>
          <table:table-cell table:style-name="Tabla1.C1" office:value-type="string">
            <text:p text:style-name="P22">Duración</text:p>
          </table:table-cell>
        </table:table-row>
        <table:table-row>
          <table:table-cell table:style-name="Tabla1.A1" office:value-type="string">
            <text:p text:style-name="P23">CISCO 4ptos</text:p>
          </table:table-cell>
          <table:table-cell table:style-name="Tabla1.A1" office:value-type="string">
            <text:p text:style-name="P24">300</text:p>
          </table:table-cell>
          <table:table-cell table:style-name="Tabla1.C1" office:value-type="string">
            <text:p text:style-name="P24">2 – 3 año</text:p>
          </table:table-cell>
        </table:table-row>
        <table:table-row table:style-name="Tabla1.3">
          <table:table-cell table:style-name="Tabla1.A3" office:value-type="string">
            <text:p text:style-name="P15"><text:span text:style-name="T10">GrandStream </text:span><text:span text:style-name="T13">4 Ptos</text:span></text:p>
          </table:table-cell>
          <table:table-cell table:style-name="Tabla1.A3" office:value-type="string">
            <text:p text:style-name="P24">75</text:p>
          </table:table-cell>
          <table:table-cell table:style-name="Tabla1.C3" office:value-type="string">
            <text:p text:style-name="P24">3 años</text:p>
          </table:table-cell>
        </table:table-row>
      </table:table>
      <text:p text:style-name="P18"/>
      <text:list xml:id="list123615128927678" text:continue-numbering="true" text:style-name="L3">
        <text:list-item>
          <text:p text:style-name="P16">CONEXIONES / INTERCONEXIONES</text:p>
          <text:p text:style-name="P16">Actualmente Linkotel cuenta con redes propias de telefonía fija, dichas <text:span text:style-name="T12">redes están</text:span> enfocadas en <text:span text:style-name="T12">vía</text:span> a la costa, <text:span text:style-name="T12">via Samborondon</text:span> y en la via Daule, <text:span text:style-name="T12">pero actualmente para reducir los costos de creacion de nuevos nodos de conexión esta migrando todas sus redes a las que usan Telconet y Netlife.</text:span></text:p>
          <text:p text:style-name="P12"><text:span text:style-name="T12">Desde el inicio de operaciones de Linkotel en el 2002 se utilizaban conexiones por cableado y por radio frecuencia, pero los costos de mantenimiento para dichos equipos resultaba ser elevado dado que necesitaban mantenimiento recurrente. </text:span></text:p>
          <text:p text:style-name="P13"><text:span text:style-name="T14">Por lo que dejaron a un lado la </text:span><text:span text:style-name="T15">creación</text:span><text:span text:style-name="T14"> de nuevos nodos y han optado por utilizar las redes ya establecidas por las </text:span><text:span text:style-name="T15">compañías</text:span><text:span text:style-name="T14"> aliadas, ofreciendo el servicio de </text:span><text:span text:style-name="T15">telefonía</text:span><text:span text:style-name="T14"> fija a nivel residencial mediante el uso de las redes de Netlife,</text:span></text:p>
        </text:list-item>
        <text:list-item>
          <text:p text:style-name="P19">HARDWARE</text:p>
          <text:p text:style-name="P13"><text:span text:style-name="T15">H</text:span><text:span text:style-name="T14">asta la fecha Linkotel cuenta con dos servidores locales, un servidor Denwa y un servidor de Install por medios de los cuales proveen canales de comunicación y adicional a estos cuenta con acceso al data Center de Telconet para las interconexiones.</text:span></text:p>
          <text:p text:style-name="P20">Linkotel cuenta con personal capacitado tanto para hardware como para software, pero para instalaciones de Hardware, son realizadas mediante el personal de las compañias aliadas <text:soft-page-break/>mediante capacitaciones para realizar las conexciones basicas necesarias para el funcionamiento de su servicio, debido a que las instalaciones de telfonia fija no duran mas de 5 minutos.</text:p>
          <text:p text:style-name="P20">El resto de las configuraciones adicionales son realizadas en los servidores anteriormente mencionadas.</text:p>
        </text:list-item>
        <text:list-item>
          <text:p text:style-name="P20">FUTURO</text:p>
          <text:p text:style-name="P21">Actualmente Linkotel esta apuntando a las empresas medianas y grandes, debido a que la comunicación por voz es mucho mas eficiente y rápida que cualquier otra forma de comunicación.</text:p>
          <text:p text:style-name="P21">Por lo que las comunicaciones por voz nunca dejaran de existir <text:s/>en las empresas, con el aparecer de nuevas empresas sera necesario establecer la intercomunicación entre departamentos.</text:p>
          <text:p text:style-name="P21">Dicho crecimiento depende enteramente del crecimiento de las empresas o de la presencia de nuevas empresas, creación de edificios o de clientes comerciales a mediana escala, puesto que las comunicaciones siempre serán necesarias aunque el ritmo no sea tan acelerado a corto plazo.</text:p>
        </text:list-item>
        <text:list-item>
          <text:p text:style-name="P21">COVID 19</text:p>
          <text:p text:style-name="P21">Durante la presencia de esta pandemia, las actividades de Linkotel aumentaron debido a la necesidad de estar conectados a grandes distancias.</text:p>
        </text:list-item>
      </text:list>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e302e"/>
    </style:style>
    <style:style style:name="MT1" style:family="text">
      <style:text-properties fo:language="es" fo:country="EC" style:text-underline-style="solid" style:text-underline-width="auto" style:text-underline-color="font-color" fo:font-weight="bold" officeooo:rsid="000e302e" style:font-weight-asian="bold" style:font-weight-complex="bold"/>
    </style:style>
    <style:style style:name="MT2" style:family="text">
      <style:text-properties fo:language="es" fo:country="EC" style:text-underline-style="solid" style:text-underline-width="auto" style:text-underline-color="font-color" fo:font-weight="bold" style:font-weight-asian="bold" style:font-weight-complex="bold"/>
    </style:style>
    <style:style style:name="MT3" style:family="text">
      <style:text-properties fo:language="es" fo:country="EC" fo:font-weight="bold" style:font-weight-asian="bold" style:font-weight-complex="bold"/>
    </style:style>
    <style:style style:name="MT4" style:family="text">
      <style:text-properties fo:language="es" fo:country="EC" fo:font-weight="bold" officeooo:rsid="000e302e"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LINKOTEL</text:span><text:span text:style-name="MT2"> S.A.</text:span></text:p>
        <text:p text:style-name="MP1"><text:span text:style-name="MT3">ENTENDIMIENTO DE LA ENTIDAD Y SU ENTORNO</text:span></text:p>
        <text:p text:style-name="MP1"><text:span text:style-name="MT4">15</text:span><text:span text:style-name="MT3"> de diciembre del 20</text:span><text:span text:style-name="MT4">20</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3T11:33:35.242616887</meta:creation-date>
    <dc:date>2020-12-29T12:36:12.818905016</dc:date>
    <meta:editing-duration>PT22M21S</meta:editing-duration>
    <meta:editing-cycles>4</meta:editing-cycles>
    <meta:generator>LibreOffice/6.4.6.2$Linux_X86_64 LibreOffice_project/40$Build-2</meta:generator>
    <meta:document-statistic meta:table-count="1" meta:image-count="0" meta:object-count="0" meta:page-count="3" meta:paragraph-count="48" meta:word-count="884" meta:character-count="5553" meta:non-whitespace-character-count="4730"/>
  </office:meta>
</office:document-meta>
</file>